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heta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$F$2]*COS([.A2])^2" office:value-type="float" office:value="22" calcext:value-type="float">
            <text:p>22</text:p>
          </table:table-cell>
          <table:table-cell table:number-columns-repeated="2"/>
          <table:table-cell table:formula="of:=[.B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$F$2]*COS([.A3])^2" office:value-type="float" office:value="3.66368132182512" calcext:value-type="float">
            <text:p>3.6636813218251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[.$F$2]*COS([.A4])^2" office:value-type="float" office:value="9.78574031777048" calcext:value-type="float">
            <text:p>9.7857403177704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$F$2]*COS([.A5])^2" office:value-type="float" office:value="19.9559906757922" calcext:value-type="float">
            <text:p>19.955990675792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$F$2]*COS([.A6])^2" office:value-type="float" office:value="0.26807755925239" calcext:value-type="float">
            <text:p>0.2680775592523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$F$2]*COS([.A7])^2" office:value-type="float" office:value="4.41693924036356" calcext:value-type="float">
            <text:p>4.41693924036356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S([.A2])^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S([.A3])^2" office:value-type="float" office:value="0.166530969173869" calcext:value-type="float">
            <text:p>0.16653096917386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S([.A4])^2" office:value-type="float" office:value="0.444806378080476" calcext:value-type="float">
            <text:p>0.44480637808047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S([.A5])^2" office:value-type="float" office:value="0.907090485263281" calcext:value-type="float">
            <text:p>0.90709048526328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S([.A6])^2" office:value-type="float" office:value="0.0121853436023813" calcext:value-type="float">
            <text:p>0.012185343602381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S([.A7])^2" office:value-type="float" office:value="0.200769965471071" calcext:value-type="float">
            <text:p>0.200769965471071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6.2988in" svg:height="3.5429in" svg:x="6.9795in" svg:y="2.5173in">
            <draw:object draw:notify-on-update-of-ranges="Sheet2.D2:Sheet2.D11 Sheet2.E2:Sheet2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3472in" svg:y="2.4843in">
            <draw:object draw:notify-on-update-of-ranges="Sheet2.A2:Sheet2.A11 Sheet2.B2:Sheet2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1138in" svg:y="10.7961in">
            <draw:object draw:notify-on-update-of-ranges="Sheet2.A39:Sheet2.A57 Sheet2.B39:Sheet2.B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.7724in" svg:y="6.7949in">
            <draw:object draw:notify-on-update-of-ranges="Sheet2.I39:Sheet2.I57 Sheet2.J39:Sheet2.J5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06in" svg:height="3.5335in" svg:x="6.3248in" svg:y="11.5004in">
            <draw:object draw:notify-on-update-of-ranges="Sheet2.I39:Sheet2.I75 Sheet2.J39:Sheet2.J7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Intensidad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60" calcext:value-type="float">
            <text:p>4660</text:p>
          </table:table-cell>
          <table:table-cell/>
          <table:table-cell table:formula="of:=COS(RADIANS([.A2]))^2" office:value-type="float" office:value="1" calcext:value-type="float">
            <text:p>1</text:p>
          </table:table-cell>
          <table:table-cell office:value-type="float" office:value="4660" calcext:value-type="float">
            <text:p>466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50" calcext:value-type="float">
            <text:p>4250</text:p>
          </table:table-cell>
          <table:table-cell/>
          <table:table-cell table:formula="of:=COS(RADIANS([.A3]))^2" office:value-type="float" office:value="0.969846310392954" calcext:value-type="float">
            <text:p>0.969846310392954</text:p>
          </table:table-cell>
          <table:table-cell office:value-type="float" office:value="4250" calcext:value-type="float">
            <text:p>425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20" calcext:value-type="float">
            <text:p>3020</text:p>
          </table:table-cell>
          <table:table-cell/>
          <table:table-cell table:formula="of:=COS(RADIANS([.A4]))^2" office:value-type="float" office:value="0.883022221559489" calcext:value-type="float">
            <text:p>0.883022221559489</text:p>
          </table:table-cell>
          <table:table-cell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50" calcext:value-type="float">
            <text:p>2350</text:p>
          </table:table-cell>
          <table:table-cell/>
          <table:table-cell table:formula="of:=COS(RADIANS([.A5]))^2" office:value-type="float" office:value="0.75" calcext:value-type="float">
            <text:p>0.75</text:p>
          </table:table-cell>
          <table:table-cell office:value-type="float" office:value="2350" calcext:value-type="float">
            <text:p>235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20" calcext:value-type="float">
            <text:p>1820</text:p>
          </table:table-cell>
          <table:table-cell/>
          <table:table-cell table:formula="of:=COS(RADIANS([.A6]))^2" office:value-type="float" office:value="0.586824088833465" calcext:value-type="float">
            <text:p>0.586824088833465</text:p>
          </table:table-cell>
          <table:table-cell office:value-type="float" office:value="1820" calcext:value-type="float">
            <text:p>182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40" calcext:value-type="float">
            <text:p>1240</text:p>
          </table:table-cell>
          <table:table-cell/>
          <table:table-cell table:formula="of:=COS(RADIANS([.A7]))^2" office:value-type="float" office:value="0.413175911166535" calcext:value-type="float">
            <text:p>0.413175911166535</text:p>
          </table:table-cell>
          <table:table-cell office:value-type="float" office:value="1240" calcext:value-type="float">
            <text:p>124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COS(RADIANS([.A8]))^2" office:value-type="float" office:value="0.25" calcext:value-type="float">
            <text:p>0.25</text:p>
          </table:table-cell>
          <table:table-cell office:value-type="float" office:value="740" calcext:value-type="float">
            <text:p>74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COS(RADIANS([.A9]))^2" office:value-type="float" office:value="0.116977778440511" calcext:value-type="float">
            <text:p>0.116977778440511</text:p>
          </table:table-cell>
          <table:table-cell office:value-type="float" office:value="380" calcext:value-type="float">
            <text:p>3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COS(RADIANS([.A10]))^2" office:value-type="float" office:value="0.0301536896070458" calcext:value-type="float">
            <text:p>0.0301536896070458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S(RADIANS([.A11]))^2" office:value-type="float" office:value="3.74939945665464E-033" calcext:value-type="float">
            <text:p>3.74939945665464E-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6">
          <table:table-cell table:number-columns-repeated="10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Intensidad</text:p>
          </table:table-cell>
          <table:table-cell table:number-columns-repeated="6"/>
          <table:table-cell office:value-type="string" calcext:value-type="string">
            <text:p>Angulo</text:p>
          </table:table-cell>
          <table:table-cell office:value-type="string" calcext:value-type="string">
            <text:p>Intensida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50" calcext:value-type="float">
            <text:p>335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30" calcext:value-type="float">
            <text:p>303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50" calcext:value-type="float">
            <text:p>265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80" calcext:value-type="float">
            <text:p>2180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70" calcext:value-type="float">
            <text:p>1670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90" calcext:value-type="float">
            <text:p>1190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0" calcext:value-type="float">
            <text:p>760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15" calcext:value-type="float">
            <text:p>315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90" calcext:value-type="float">
            <text:p>1090</text:p>
          </table:table-cell>
          <table:table-cell table:number-columns-repeated="6"/>
          <table:table-cell office:value-type="float" office:value="130" calcext:value-type="float">
            <text:p>13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40" calcext:value-type="float">
            <text:p>1540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30" calcext:value-type="float">
            <text:p>2030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50" calcext:value-type="float">
            <text:p>2350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20" calcext:value-type="float">
            <text:p>2520</text:p>
          </table:table-cell>
          <table:table-cell table:number-columns-repeated="6"/>
          <table:table-cell office:value-type="float" office:value="170" calcext:value-type="float">
            <text:p>170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30" calcext:value-type="float">
            <text:p>2530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table:number-columns-repeated="8"/>
          <table:table-cell office:value-type="float" office:value="190" calcext:value-type="float">
            <text:p>190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table:number-columns-repeated="8"/>
          <table:table-cell office:value-type="float" office:value="200" calcext:value-type="float">
            <text:p>200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table:number-columns-repeated="8"/>
          <table:table-cell office:value-type="float" office:value="210" calcext:value-type="float">
            <text:p>21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table:number-columns-repeated="8"/>
          <table:table-cell office:value-type="float" office:value="220" calcext:value-type="float">
            <text:p>220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table:number-columns-repeated="8"/>
          <table:table-cell office:value-type="float" office:value="230" calcext:value-type="float">
            <text:p>230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8"/>
          <table:table-cell office:value-type="float" office:value="240" calcext:value-type="float">
            <text:p>2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8"/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8"/>
          <table:table-cell office:value-type="float" office:value="260" calcext:value-type="float">
            <text:p>26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280" calcext:value-type="float">
            <text:p>2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office:value-type="float" office:value="290" calcext:value-type="float">
            <text:p>29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8"/>
          <table:table-cell office:value-type="float" office:value="310" calcext:value-type="float">
            <text:p>31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table:number-columns-repeated="8"/>
          <table:table-cell office:value-type="float" office:value="320" calcext:value-type="float">
            <text:p>320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table:number-columns-repeated="8"/>
          <table:table-cell office:value-type="float" office:value="330" calcext:value-type="float">
            <text:p>330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table:number-columns-repeated="8"/>
          <table:table-cell office:value-type="float" office:value="340" calcext:value-type="float">
            <text:p>34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table:number-columns-repeated="8"/>
          <table:table-cell office:value-type="float" office:value="350" calcext:value-type="float">
            <text:p>350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table:number-columns-repeated="8"/>
          <table:table-cell office:value-type="float" office:value="360" calcext:value-type="float">
            <text:p>360</text:p>
          </table:table-cell>
          <table:table-cell office:value-type="float" office:value="2750" calcext:value-type="float">
            <text:p>27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 style:data-style-name="N2" text:time-value="16:09:00.6388110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7:14:43.292252230</meta:creation-date>
    <dc:date>2023-10-11T17:29:41.832708511</dc:date>
    <meta:editing-duration>PT8H25M4S</meta:editing-duration>
    <meta:editing-cycles>2</meta:editing-cycles>
    <meta:generator>LibreOffice/7.5.5.2$Linux_X86_64 LibreOffice_project/50$Build-2</meta:generator>
    <meta:document-statistic meta:table-count="2" meta:cell-count="191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 style:data-style-name="N2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2.D2:Sheet2.E11" svg:x="0.32cm" svg:y="0.18cm" svg:width="11.264cm" svg:height="8.64cm">
          <chart:coordinate-region svg:x="1.312cm" svg:y="0.379cm" svg:width="10.03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2:Sheet2.E11" chart:class="chart:scatter">
            <chart:domain table:cell-range-address="Sheet2.D2:Sheet2.D11"/>
            <chart:regression-curve chart:style-name="ch8">
              <chart:equation chart:display-equation="true" chart:display-r-square="true" chart:style-name="ch9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D2:Sheet2.D11</svg:desc>
                </draw:g>
              </table:table-cell>
              <table:table-cell office:value-type="float" office:value="4660">
                <text:p>4660</text:p>
                <draw:g>
                  <svg:desc>Sheet2.E2:Sheet2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9846310392954">
                <text:p>0.969846310392954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3022221559489">
                <text:p>0.883022221559489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6824088833465">
                <text:p>0.586824088833465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3175911166535">
                <text:p>0.413175911166535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6977778440511">
                <text:p>0.11697777844051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01536896070458">
                <text:p>0.03015368960704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4939945665464E-033">
                <text:p>3.74939945665464E-0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2.A2:Sheet2.B11" svg:x="0.32cm" svg:y="0.18cm" svg:width="13.097cm" svg:height="8.64cm">
          <chart:coordinate-region svg:x="1.312cm" svg:y="0.379cm" svg:width="11.82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11" chart:class="chart:scatter">
            <chart:domain table:cell-range-address="Sheet2.A2:Sheet2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11</svg:desc>
                </draw:g>
              </table:table-cell>
              <table:table-cell office:value-type="float" office:value="4660">
                <text:p>4660</text:p>
                <draw:g>
                  <svg:desc>Sheet2.B2:Sheet2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2.A39:Sheet2.B57" svg:x="0.32cm" svg:y="0.18cm" svg:width="13.097cm" svg:height="8.64cm">
          <chart:coordinate-region svg:x="1.312cm" svg:y="0.379cm" svg:width="11.82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39:Sheet2.B57" chart:class="chart:scatter">
            <chart:domain table:cell-range-address="Sheet2.A39:Sheet2.A57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39:Sheet2.A57</svg:desc>
                </draw:g>
              </table:table-cell>
              <table:table-cell office:value-type="float" office:value="3350">
                <text:p>3350</text:p>
                <draw:g>
                  <svg:desc>Sheet2.B39:Sheet2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530">
                <text:p>25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cm" svg:y="4.201cm" style:legend-expansion="high" chart:style-name="ch2"/>
        <chart:plot-area chart:style-name="ch3" table:cell-range-address="Sheet2.I39:Sheet2.J57" svg:x="0.32cm" svg:y="0.18cm" svg:width="13.15cm" svg:height="8.64cm">
          <chart:coordinate-region svg:x="1.312cm" svg:y="0.379cm" svg:width="11.87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J39:Sheet2.J57" chart:class="chart:scatter">
            <chart:domain table:cell-range-address="Sheet2.I39:Sheet2.I57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I39:Sheet2.I57</svg:desc>
                </draw:g>
              </table:table-cell>
              <table:table-cell office:value-type="float" office:value="2690">
                <text:p>2690</text:p>
                <draw:g>
                  <svg:desc>Sheet2.J39:Sheet2.J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690">
                <text:p>26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9cm" svg:height="8.976cm" xlink:href=".." xlink:type="simple" chart:class="chart:scatter" chart:style-name="ch1">
        <chart:legend chart:legend-position="end" svg:x="13.769cm" svg:y="4.189cm" style:legend-expansion="high" chart:style-name="ch2"/>
        <chart:plot-area chart:style-name="ch3" table:cell-range-address="Sheet2.I39:Sheet2.J75" svg:x="0.288cm" svg:y="0.232cm" svg:width="13.133cm" svg:height="8.62cm">
          <chart:coordinate-region svg:x="1.28cm" svg:y="0.432cm" svg:width="11.862cm" svg:height="7.7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J39:Sheet2.J75" chart:class="chart:scatter">
            <chart:domain table:cell-range-address="Sheet2.I39:Sheet2.I75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I39:Sheet2.I75</svg:desc>
                </draw:g>
              </table:table-cell>
              <table:table-cell office:value-type="float" office:value="2690">
                <text:p>2690</text:p>
                <draw:g>
                  <svg:desc>Sheet2.J39:Sheet2.J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2750">
                <text:p>27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